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svg:stroke-color="#000000" fo:min-height="2.791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005cm"/>
    </style:style>
    <style:style style:name="pr4" style:family="presentation" style:parent-style-name="template-outline1">
      <style:graphic-properties draw:stroke="none" draw:fill="none" fo:min-height="11.87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005cm"/>
    </style:style>
    <style:style style:name="pr7" style:family="presentation" style:parent-style-name="template-outline1">
      <style:graphic-properties draw:auto-grow-height="true" fo:min-height="11.879cm"/>
    </style:style>
    <style:style style:name="pr8" style:family="presentation" style:parent-style-name="template-outline1">
      <style:graphic-properties fo:min-height="11.8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4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family="'Nimbus Roman No9 L'" style:font-style-name="Regular" style:font-family-generic="roman" style:font-family-asian="'Nimbus Roman No9 L'" style:font-style-name-asian="Regular" style:font-family-generic-asian="roman" style:font-family-complex="'Nimbus Roman No9 L'" style:font-style-name-complex="Regular" style:font-family-generic-complex="roman"/>
    </style:style>
    <style:style style:name="T4" style:family="text">
      <style:text-properties fo:font-family="'Nimbus Roman No9 L'" style:font-family-generic="roman" style:font-pitch="variable" style:font-family-asian="'Nimbus Roman No9 L'" style:font-style-name-asian="Regular" style:font-family-generic-asian="roman" style:font-family-complex="'Nimbus Roman No9 L'" style:font-style-name-complex="Regular" style:font-family-generic-complex="roman"/>
    </style:style>
    <style:style style:name="T5" style:family="text">
      <style:text-properties fo:color="#00ff00" fo:font-family="'Nimbus Roman No9 L'" style:font-family-generic="roman" style:font-pitch="variable" style:font-family-asian="'Nimbus Roman No9 L'" style:font-style-name-asian="Regular" style:font-family-generic-asian="roman" style:font-family-complex="'Nimbus Roman No9 L'" style:font-style-name-complex="Regular" style:font-family-generic-complex="roman"/>
    </style:style>
    <style:style style:name="T6" style:family="text">
      <style:text-properties fo:color="#ffff00" fo:font-family="'Nimbus Roman No9 L'" style:font-family-generic="roman" style:font-pitch="variable" style:font-family-asian="'Nimbus Roman No9 L'" style:font-style-name-asian="Regular" style:font-family-generic-asian="roman" style:font-family-complex="'Nimbus Roman No9 L'" style:font-style-name-complex="Regular" style:font-family-generic-complex="roman"/>
    </style:style>
    <style:style style:name="T7" style:family="text">
      <style:text-properties fo:color="#00ffff" fo:font-family="'Nimbus Roman No9 L'" style:font-family-generic="roman" style:font-pitch="variable" style:font-family-asian="'Nimbus Roman No9 L'" style:font-style-name-asian="Regular" style:font-family-generic-asian="roman" style:font-family-complex="'Nimbus Roman No9 L'" style:font-style-name-complex="Regular" style:font-family-generic-complex="roman"/>
    </style:style>
    <style:style style:name="T8" style:family="text">
      <style:text-properties style:text-position="super 58%" fo:font-size="27.3999996185303pt" style:font-size-asian="32pt" style:font-size-complex="32pt"/>
    </style:style>
    <style:style style:name="T9" style:family="text">
      <style:text-properties style:text-position="0% 100%" fo:font-size="27.3999996185303pt" style:font-size-asian="32pt" style:font-size-complex="32pt"/>
    </style:style>
    <style:style style:name="T10" style:family="text">
      <style:text-properties fo:color="#00ff00" style:text-position="0% 100%" fo:font-size="27.3999996185303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4.299cm" svg:height="2.791cm" svg:x="1.446cm" svg:y="6cm" presentation:class="title" presentation:user-transformed="true">
          <draw:text-box>
            <text:p text:style-name="P1"><text:span text:style-name="T1">数学运算</text:span></text:p>
          </draw:text-box>
        </draw:frame>
        <draw:frame draw:style-name="gr1" draw:text-style-name="P4" draw:layer="layout" svg:width="19.864cm" svg:height="2.499cm" svg:x="3.375cm" svg:y="10.714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Summary</text:p>
          </draw:text-box>
        </draw:frame>
        <draw:frame presentation:style-name="pr4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四则运算</text:p>
                <text:list>
                  <text:list-item>
                    <text:p>四则运算法则</text:p>
                  </text:list-item>
                </text:list>
              </text:list-item>
              <text:list-item>
                <text:p>整除运算 \</text:p>
              </text:list-item>
              <text:list-item>
                <text:p>模运算 MOD</text:p>
              </text:list-item>
              <text:list-item>
                <text:p>乘方运算 ^</text:p>
              </text:list-item>
              <text:list-item>
                <text:p>运算符优先级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99cm" svg:height="3.005cm" svg:x="1.254cm" svg:y="0.424cm" presentation:class="title">
          <draw:text-box>
            <text:p>四则运算</text:p>
          </draw:text-box>
        </draw:frame>
        <draw:frame presentation:style-name="pr7" draw:layer="layout" svg:width="24.299cm" svg:height="11.879cm" svg:x="1.35cm" svg:y="4.212cm" presentation:class="outline">
          <draw:text-box>
            <text:list text:style-name="L2">
              <text:list-item>
                <text:p>认识运算符号</text:p>
                <text:list>
                  <text:list-item>
                    <text:p>+ <text:s text:c="3"/>加号 Shift + =</text:p>
                  </text:list-item>
                  <text:list-item>
                    <text:p>- <text:s text:c="3"/>减号 -</text:p>
                  </text:list-item>
                  <text:list-item>
                    <text:p>* <text:s text:c="3"/>乘号 Shift + 8</text:p>
                  </text:list-item>
                  <text:list-item>
                    <text:p>/ <text:s text:c="3"/>除号 /</text:p>
                  </text:list-item>
                </text:list>
              </text:list-item>
              <text:list-item>
                <text:p>括号</text:p>
                <text:list>
                  <text:list-item>
                    <text:p>( <text:s text:c="3"/>Shift + 9</text:p>
                  </text:list-item>
                  <text:list-item>
                    <text:p>) <text:s text:c="3"/>Shift +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四则运算法则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有括号先算括号内的</text:p>
              </text:list-item>
              <text:list-item>
                <text:p>先乘除后加减</text:p>
              </text:list-item>
              <text:list-item>
                <text:p>例如</text:p>
                <text:list>
                  <text:list-item>
                    <text:p>2 + 8 * 8</text:p>
                  </text:list-item>
                  <text:list-item>
                    <text:p>( 3 + ( 5 – 2)) * 4</text:p>
                  </text:list-item>
                  <text:list-item>
                    <text:p>10 / ( 3 + 2 )</text:p>
                  </text:list-item>
                  <text:list-item>
                    <text:p>5 /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>
            <draw:text-box>
              <text:p>5 / 2 会得到一个小数</text:p>
            </draw:text-box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整除运算 \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语法</text:p>
                <text:list>
                  <text:list-item>
                    <text:p>&lt;数值变量&gt; \ &lt;数值变量&gt;</text:p>
                  </text:list-item>
                </text:list>
              </text:list-item>
              <text:list-item>
                <text:p>5 / 2 = 2 <text:span text:style-name="T3">…… </text:span><text:span text:style-name="T4">1</text:span></text:p>
                <text:list>
                  <text:list-item>
                    <text:p><text:span text:style-name="T4">除法会得到一个小数</text:span><text:span text:style-name="T4">2.5</text:span><text:span text:style-name="T4">作为结果</text:span></text:p>
                  </text:list-item>
                  <text:list-item>
                    <text:p><text:span text:style-name="T5">整除只取商</text:span><text:span text:style-name="T4">，不管余数，结果为</text:span><text:span text:style-name="T4">2</text:span></text:p>
                  </text:list-item>
                </text:list>
              </text:list-item>
              <text:list-item>
                <text:p><text:span text:style-name="T5">除法 </text:span><text:span text:style-name="T5">/ </text:span><text:span text:style-name="T6">整除 </text:span><text:span text:style-name="T6">\ </text:span><text:span text:style-name="T7">注意两个斜杠的方向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模运算 MOD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语法</text:p>
                <text:list>
                  <text:list-item>
                    <text:p>&lt;数值变量&gt; MOD &lt;数值变量&gt;</text:p>
                  </text:list-item>
                </text:list>
              </text:list-item>
              <text:list-item>
                <text:p>5 / 2 = 2 <text:span text:style-name="T3">…… </text:span><text:span text:style-name="T4">1</text:span></text:p>
                <text:list>
                  <text:list-item>
                    <text:p><text:span text:style-name="T5">模运算结果为除法中的余数</text:span><text:span text:style-name="T4">，结果为</text:span><text:span text:style-name="T4">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乘方运算 ^</text:p>
          </draw:text-box>
        </draw:frame>
        <draw:frame presentation:style-name="pr8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语法</text:p>
                <text:list>
                  <text:list-item>
                    <text:p>&lt;数值变量&gt; ^ &lt;数值变量&gt;</text:p>
                  </text:list-item>
                  <text:list-item>
                    <text:p>^ <text:s text:c="3"/>Shift + 6</text:p>
                  </text:list-item>
                </text:list>
              </text:list-item>
              <text:list-item>
                <text:p>2<text:span text:style-name="T8">10</text:span></text:p>
                <text:list>
                  <text:list-item>
                    <text:p><text:span text:style-name="T9">2 ^ 10 <text:s/></text:span><text:span text:style-name="T10">表示</text:span><text:span text:style-name="T10">2</text:span><text:span text:style-name="T10">的</text:span><text:span text:style-name="T10">10</text:span><text:span text:style-name="T10">次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运算符优先级</text:p>
          </draw:text-box>
        </draw:frame>
        <draw:frame presentation:style-name="pr8" draw:layer="layout" svg:width="24.299cm" svg:height="12.36cm" svg:x="1.35cm" svg:y="4.212cm" presentation:class="outline" presentation:user-transformed="true">
          <draw:text-box>
            <text:list text:style-name="L2">
              <text:list-item>
                <text:p>当这些运算符混用的时候，要按照怎样的顺序进行计算呢？</text:p>
              </text:list-item>
              <text:list-item>
                <text:p>有括号先算括号内的，嵌套括号先算里面的</text:p>
              </text:list-item>
              <text:list-item>
                <text:p>^</text:p>
              </text:list-item>
              <text:list-item>
                <text:p>* /</text:p>
              </text:list-item>
              <text:list-item>
                <text:p>\</text:p>
              </text:list-item>
              <text:list-item>
                <text:p>MOD</text:p>
              </text:list-item>
              <text:list-item>
                <text:p>+ -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Summary</text:p>
          </draw:text-box>
        </draw:frame>
        <draw:frame presentation:style-name="pr4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四则运算</text:p>
                <text:list>
                  <text:list-item>
                    <text:p>四则运算法则</text:p>
                  </text:list-item>
                </text:list>
              </text:list-item>
              <text:list-item>
                <text:p>整除运算 \</text:p>
              </text:list-item>
              <text:list-item>
                <text:p>模运算 MOD</text:p>
              </text:list-item>
              <text:list-item>
                <text:p>乘方运算 ^</text:p>
              </text:list-item>
              <text:list-item>
                <text:p>运算符优先级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-0.77cm"/>
      <style:text-properties fo:color="#ffffff" style:text-outline="false" style:text-line-through-style="none" fo:font-family="'Nimbus Roman No9 L'" style:font-family-generic="roman" style:font-pitch="variable" fo:font-size="27.3999996185303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055cm" fo:margin-right="0cm" fo:margin-top="0cm" fo:margin-bottom="0.342cm" fo:text-indent="-0.685cm"/>
      <style:text-properties fo:color="#ffffff" fo:font-family="'Nimbus Roman No9 L'" style:font-family-generic="roman" style:font-pitch="variable" fo:font-size="24pt" style:font-size-asian="28pt" style:font-size-complex="28pt"/>
    </style:style>
    <style:style style:name="template-outline3" style:family="presentation" style:parent-style-name="template-outline2">
      <style:paragraph-properties fo:margin-left="3.085cm" fo:margin-right="0cm" fo:margin-top="0cm" fo:margin-bottom="0.257cm" fo:text-indent="-0.514cm"/>
      <style:text-properties fo:color="#ffffff" fo:font-family="'Nimbus Roman No9 L'" style:font-family-generic="roman" style:font-pitch="variable" fo:font-size="20.6000003814697pt" style:font-size-asian="24pt" style:font-size-complex="24pt"/>
    </style:style>
    <style:style style:name="template-outline4" style:family="presentation" style:parent-style-name="template-outline3">
      <style:paragraph-properties fo:margin-left="4.113cm" fo:margin-right="0cm" fo:margin-top="0cm" fo:margin-bottom="0.171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5" style:family="presentation" style:parent-style-name="template-outline4">
      <style:paragraph-properties fo:margin-left="5.141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6" style:family="presentation" style:parent-style-name="template-outline5">
      <style:paragraph-properties fo:margin-left="6.169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7" style:family="presentation" style:parent-style-name="template-outline6">
      <style:paragraph-properties fo:margin-left="7.198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8" style:family="presentation" style:parent-style-name="template-outline7">
      <style:paragraph-properties fo:margin-left="8.226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9" style:family="presentation" style:parent-style-name="template-outline8">
      <style:paragraph-properties fo:margin-left="9.254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37.700000762939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template" style:page-layout-name="PM1" draw:style-name="Mdp1">
      <draw:frame presentation:style-name="Mpr1" draw:text-style-name="MP3" draw:layer="backgroundobjects" svg:width="24.299cm" svg:height="3.005cm" svg:x="1.254cm" svg:y="0.42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857cm" svg:x="1.424cm" svg:y="17.14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857cm" svg:x="9.281cm" svg:y="17.142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446cm" svg:height="0.857cm" svg:x="24.589cm" svg:y="16.714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10-24T21:38:02</meta:creation-date>
    <dc:language>fi-FI</dc:language>
    <meta:editing-cycles>16</meta:editing-cycles>
    <meta:editing-duration>PT2H56M4S</meta:editing-duration>
    <meta:initial-creator>Richard Ma</meta:initial-creator>
    <dc:date>2011-10-31T10:42:10</dc:date>
    <dc:creator>richardma 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